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9.16mm" svg:height="90.04mm" svg:x="49.56mm" svg:y="90.32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87 <text:s text:c="3"/>sampled: 1871.86 <text:s text:c="2"/>given: 3800 <text:s text:c="2"/>gain: 2.0300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87 <text:s text:c="3"/>sampled: 1871.86 <text:s text:c="2"/>given: 3800 <text:s text:c="2"/>gain: 2.0300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610 <text:s text:c="3"/>sampled: 1773.468 <text:s text:c="2"/>given: 3600 <text:s text:c="2"/>gain: 2.0299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610 <text:s text:c="3"/>sampled: 1773.468 <text:s text:c="2"/>given: 3600 <text:s text:c="2"/>gain: 2.0299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31 <text:s text:c="3"/>sampled: 1674.875 <text:s text:c="2"/>given: 3400 <text:s text:c="2"/>gain: 2.0300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31 <text:s text:c="3"/>sampled: 1674.875 <text:s text:c="2"/>given: 3400 <text:s text:c="2"/>gain: 2.0300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54 <text:s text:c="3"/>sampled: 1576.483 <text:s text:c="2"/>given: 3200 <text:s text:c="2"/>gain: 2.0298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54 <text:s text:c="3"/>sampled: 1576.483 <text:s text:c="2"/>given: 3200 <text:s text:c="2"/>gain: 2.0298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76 <text:s text:c="3"/>sampled: 1477.991 <text:s text:c="2"/>given: 3000 <text:s text:c="2"/>gain: 2.02978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77 <text:s text:c="3"/>sampled: 1478.091 <text:s text:c="2"/>given: 3000 <text:s text:c="2"/>gain: 2.0296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99 <text:s text:c="3"/>sampled: 1379.599 <text:s text:c="2"/>given: 2800 <text:s text:c="2"/>gain: 2.0295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99 <text:s text:c="3"/>sampled: 1379.599 <text:s text:c="2"/>given: 2800 <text:s text:c="2"/>gain: 2.0295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20 <text:s text:c="3"/>sampled: 1281.006 <text:s text:c="2"/>given: 2600 <text:s text:c="2"/>gain: 2.02965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20 <text:s text:c="3"/>sampled: 1281.006 <text:s text:c="2"/>given: 2600 <text:s text:c="2"/>gain: 2.02965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43 <text:s text:c="3"/>sampled: 1182.614 <text:s text:c="2"/>given: 2400 <text:s text:c="2"/>gain: 2.0294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43 <text:s text:c="3"/>sampled: 1182.614 <text:s text:c="2"/>given: 2400 <text:s text:c="2"/>gain: 2.0294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65 <text:s text:c="3"/>sampled: 1084.122 <text:s text:c="2"/>given: 2200 <text:s text:c="2"/>gain: 2.0292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65 <text:s text:c="3"/>sampled: 1084.122 <text:s text:c="2"/>given: 2200 <text:s text:c="2"/>gain: 2.02929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0067" calcext:value-type="float">
            <text:p>2.03006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0067" calcext:value-type="float">
            <text:p>2.030067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921" calcext:value-type="float">
            <text:p>2.0299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921" calcext:value-type="float">
            <text:p>2.0299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0002" calcext:value-type="float">
            <text:p>2.0300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0002" calcext:value-type="float">
            <text:p>2.0300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835" calcext:value-type="float">
            <text:p>2.029835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835" calcext:value-type="float">
            <text:p>2.029835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783" calcext:value-type="float">
            <text:p>2.029783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644" calcext:value-type="float">
            <text:p>2.0296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575" calcext:value-type="float">
            <text:p>2.0295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575" calcext:value-type="float">
            <text:p>2.0295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655" calcext:value-type="float">
            <text:p>2.029655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655" calcext:value-type="float">
            <text:p>2.029655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402" calcext:value-type="float">
            <text:p>2.0294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402" calcext:value-type="float">
            <text:p>2.0294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292" calcext:value-type="float">
            <text:p>2.0292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29292" calcext:value-type="float">
            <text:p>2.02929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297" calcext:value-type="float">
            <text:p>2.0297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formula="of:=AVERAGE([.A49:.A106])" office:value-type="float" office:value="2347.41679310345" calcext:value-type="float">
            <text:p>2347.41679310345</text:p>
          </table:table-cell>
          <table:table-cell table:formula="of:=AVERAGE([.F49:.F52])" office:value-type="float" office:value="50.07875" calcext:value-type="float">
            <text:p>50.07875</text:p>
          </table:table-cell>
          <table:table-cell table:formula="of:=2*[.C49]" office:value-type="float" office:value="100.1575" calcext:value-type="float">
            <text:p>100.1575</text:p>
          </table:table-cell>
          <table:table-cell table:formula="of:=[.D49]/[.B49]" office:value-type="float" office:value="0.042667114035418" calcext:value-type="float">
            <text:p>0.042667114035418</text:p>
          </table:table-cell>
          <table:table-cell office:value-type="float" office:value="50.085" calcext:value-type="float">
            <text:p>50.085</text:p>
          </table:table-cell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4"/>
          <table:table-cell office:value-type="float" office:value="50.081" calcext:value-type="float">
            <text:p>50.081</text:p>
          </table:table-cell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4"/>
          <table:table-cell office:value-type="float" office:value="50.075" calcext:value-type="float">
            <text:p>50.075</text:p>
          </table:table-cell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4"/>
          <table:table-cell office:value-type="float" office:value="50.074" calcext:value-type="float">
            <text:p>50.074</text:p>
          </table:table-cell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5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5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8.309" calcext:value-type="float">
            <text:p>2348.309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6.396" calcext:value-type="float">
            <text:p>2346.396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8.813" calcext:value-type="float">
            <text:p>2348.813</text:p>
          </table:table-cell>
          <table:table-cell table:number-columns-repeated="5"/>
        </table:table-row>
        <table:table-row table:style-name="ro1">
          <table:table-cell office:value-type="float" office:value="2348.511" calcext:value-type="float">
            <text:p>2348.511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8.208" calcext:value-type="float">
            <text:p>2348.208</text:p>
          </table:table-cell>
          <table:table-cell table:number-columns-repeated="5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8.511" calcext:value-type="float">
            <text:p>2348.511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67.947" calcext:value-type="float">
            <text:p>2367.947</text:p>
          </table:table-cell>
          <table:table-cell table:formula="of:=AVERAGE([.A110:.A176])" office:value-type="float" office:value="2365.21168656716" calcext:value-type="float">
            <text:p>2365.21168656716</text:p>
          </table:table-cell>
          <table:table-cell table:formula="of:=AVERAGE([.F110:.F115])" office:value-type="float" office:value="5.08066666666667" calcext:value-type="float">
            <text:p>5.08066666666667</text:p>
          </table:table-cell>
          <table:table-cell table:formula="of:=2*[.C110]" office:value-type="float" office:value="10.1613333333333" calcext:value-type="float">
            <text:p>10.1613333333333</text:p>
          </table:table-cell>
          <table:table-cell table:formula="of:=[.D110]/[.B110]" office:value-type="float" office:value="0.0042961623228242" calcext:value-type="float">
            <text:p>0.004296162322824</text:p>
          </table:table-cell>
          <table:table-cell office:value-type="float" office:value="5.084" calcext:value-type="float">
            <text:p>5.084</text:p>
          </table:table-cell>
        </table:table-row>
        <table:table-row table:style-name="ro1">
          <table:table-cell office:value-type="float" office:value="2365.329" calcext:value-type="float">
            <text:p>2365.329</text:p>
          </table:table-cell>
          <table:table-cell table:number-columns-repeated="4"/>
          <table:table-cell office:value-type="float" office:value="5.081" calcext:value-type="float">
            <text:p>5.081</text:p>
          </table:table-cell>
        </table:table-row>
        <table:table-row table:style-name="ro1">
          <table:table-cell office:value-type="float" office:value="2363.113" calcext:value-type="float">
            <text:p>2363.113</text:p>
          </table:table-cell>
          <table:table-cell table:number-columns-repeated="4"/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363.315" calcext:value-type="float">
            <text:p>2363.315</text:p>
          </table:table-cell>
          <table:table-cell table:number-columns-repeated="4"/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364.825" calcext:value-type="float">
            <text:p>2364.825</text:p>
          </table:table-cell>
          <table:table-cell table:number-columns-repeated="4"/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365.933" calcext:value-type="float">
            <text:p>2365.933</text:p>
          </table:table-cell>
          <table:table-cell table:number-columns-repeated="4"/>
          <table:table-cell office:value-type="float" office:value="5.079" calcext:value-type="float">
            <text:p>5.079</text:p>
          </table:table-cell>
        </table:table-row>
        <table:table-row table:style-name="ro1">
          <table:table-cell office:value-type="float" office:value="2368.048" calcext:value-type="float">
            <text:p>2368.048</text:p>
          </table:table-cell>
          <table:table-cell table:number-columns-repeated="5"/>
        </table:table-row>
        <table:table-row table:style-name="ro1">
          <table:table-cell office:value-type="float" office:value="2367.242" calcext:value-type="float">
            <text:p>2367.242</text:p>
          </table:table-cell>
          <table:table-cell table:number-columns-repeated="5"/>
        </table:table-row>
        <table:table-row table:style-name="ro1">
          <table:table-cell office:value-type="float" office:value="2363.919" calcext:value-type="float">
            <text:p>2363.919</text:p>
          </table:table-cell>
          <table:table-cell table:number-columns-repeated="5"/>
        </table:table-row>
        <table:table-row table:style-name="ro1">
          <table:table-cell office:value-type="float" office:value="2365.631" calcext:value-type="float">
            <text:p>2365.631</text:p>
          </table:table-cell>
          <table:table-cell table:number-columns-repeated="5"/>
        </table:table-row>
        <table:table-row table:style-name="ro1">
          <table:table-cell office:value-type="float" office:value="2364.825" calcext:value-type="float">
            <text:p>2364.825</text:p>
          </table:table-cell>
          <table:table-cell table:number-columns-repeated="5"/>
        </table:table-row>
        <table:table-row table:style-name="ro1">
          <table:table-cell office:value-type="float" office:value="2363.516" calcext:value-type="float">
            <text:p>2363.516</text:p>
          </table:table-cell>
          <table:table-cell table:number-columns-repeated="5"/>
        </table:table-row>
        <table:table-row table:style-name="ro1">
          <table:table-cell office:value-type="float" office:value="2363.113" calcext:value-type="float">
            <text:p>2363.113</text:p>
          </table:table-cell>
          <table:table-cell table:number-columns-repeated="5"/>
        </table:table-row>
        <table:table-row table:style-name="ro1">
          <table:table-cell office:value-type="float" office:value="2365.228" calcext:value-type="float">
            <text:p>2365.228</text:p>
          </table:table-cell>
          <table:table-cell table:number-columns-repeated="5"/>
        </table:table-row>
        <table:table-row table:style-name="ro1">
          <table:table-cell office:value-type="float" office:value="2366.437" calcext:value-type="float">
            <text:p>2366.437</text:p>
          </table:table-cell>
          <table:table-cell table:number-columns-repeated="5"/>
        </table:table-row>
        <table:table-row table:style-name="ro1">
          <table:table-cell office:value-type="float" office:value="2365.732" calcext:value-type="float">
            <text:p>2365.732</text:p>
          </table:table-cell>
          <table:table-cell table:number-columns-repeated="5"/>
        </table:table-row>
        <table:table-row table:style-name="ro1">
          <table:table-cell office:value-type="float" office:value="2363.516" calcext:value-type="float">
            <text:p>2363.516</text:p>
          </table:table-cell>
          <table:table-cell table:number-columns-repeated="5"/>
        </table:table-row>
        <table:table-row table:style-name="ro1">
          <table:table-cell office:value-type="float" office:value="2366.437" calcext:value-type="float">
            <text:p>2366.437</text:p>
          </table:table-cell>
          <table:table-cell table:number-columns-repeated="5"/>
        </table:table-row>
        <table:table-row table:style-name="ro1">
          <table:table-cell office:value-type="float" office:value="2366.437" calcext:value-type="float">
            <text:p>2366.437</text:p>
          </table:table-cell>
          <table:table-cell table:number-columns-repeated="5"/>
        </table:table-row>
        <table:table-row table:style-name="ro1">
          <table:table-cell office:value-type="float" office:value="2364.825" calcext:value-type="float">
            <text:p>2364.825</text:p>
          </table:table-cell>
          <table:table-cell table:number-columns-repeated="5"/>
        </table:table-row>
        <table:table-row table:style-name="ro1">
          <table:table-cell office:value-type="float" office:value="2365.631" calcext:value-type="float">
            <text:p>2365.631</text:p>
          </table:table-cell>
          <table:table-cell table:number-columns-repeated="5"/>
        </table:table-row>
        <table:table-row table:style-name="ro1">
          <table:table-cell office:value-type="float" office:value="2363.315" calcext:value-type="float">
            <text:p>2363.315</text:p>
          </table:table-cell>
          <table:table-cell table:number-columns-repeated="5"/>
        </table:table-row>
        <table:table-row table:style-name="ro1">
          <table:table-cell office:value-type="float" office:value="2363.718" calcext:value-type="float">
            <text:p>2363.718</text:p>
          </table:table-cell>
          <table:table-cell table:number-columns-repeated="5"/>
        </table:table-row>
        <table:table-row table:style-name="ro1">
          <table:table-cell office:value-type="float" office:value="2362.408" calcext:value-type="float">
            <text:p>2362.408</text:p>
          </table:table-cell>
          <table:table-cell table:number-columns-repeated="5"/>
        </table:table-row>
        <table:table-row table:style-name="ro1">
          <table:table-cell office:value-type="float" office:value="2364.926" calcext:value-type="float">
            <text:p>2364.926</text:p>
          </table:table-cell>
          <table:table-cell table:number-columns-repeated="5"/>
        </table:table-row>
        <table:table-row table:style-name="ro1">
          <table:table-cell office:value-type="float" office:value="2366.84" calcext:value-type="float">
            <text:p>2366.84</text:p>
          </table:table-cell>
          <table:table-cell table:number-columns-repeated="5"/>
        </table:table-row>
        <table:table-row table:style-name="ro1">
          <table:table-cell office:value-type="float" office:value="2366.739" calcext:value-type="float">
            <text:p>2366.739</text:p>
          </table:table-cell>
          <table:table-cell table:number-columns-repeated="5"/>
        </table:table-row>
        <table:table-row table:style-name="ro1">
          <table:table-cell office:value-type="float" office:value="2363.617" calcext:value-type="float">
            <text:p>2363.617</text:p>
          </table:table-cell>
          <table:table-cell table:number-columns-repeated="5"/>
        </table:table-row>
        <table:table-row table:style-name="ro1">
          <table:table-cell office:value-type="float" office:value="2364.221" calcext:value-type="float">
            <text:p>2364.221</text:p>
          </table:table-cell>
          <table:table-cell table:number-columns-repeated="5"/>
        </table:table-row>
        <table:table-row table:style-name="ro1">
          <table:table-cell office:value-type="float" office:value="2365.228" calcext:value-type="float">
            <text:p>2365.228</text:p>
          </table:table-cell>
          <table:table-cell table:number-columns-repeated="5"/>
        </table:table-row>
        <table:table-row table:style-name="ro1">
          <table:table-cell office:value-type="float" office:value="2365.027" calcext:value-type="float">
            <text:p>2365.027</text:p>
          </table:table-cell>
          <table:table-cell table:number-columns-repeated="5"/>
        </table:table-row>
        <table:table-row table:style-name="ro1">
          <table:table-cell office:value-type="float" office:value="2368.35" calcext:value-type="float">
            <text:p>2368.35</text:p>
          </table:table-cell>
          <table:table-cell table:number-columns-repeated="5"/>
        </table:table-row>
        <table:table-row table:style-name="ro1">
          <table:table-cell office:value-type="float" office:value="2364.221" calcext:value-type="float">
            <text:p>2364.221</text:p>
          </table:table-cell>
          <table:table-cell table:number-columns-repeated="5"/>
        </table:table-row>
        <table:table-row table:style-name="ro1">
          <table:table-cell office:value-type="float" office:value="2364.121" calcext:value-type="float">
            <text:p>2364.121</text:p>
          </table:table-cell>
          <table:table-cell table:number-columns-repeated="5"/>
        </table:table-row>
        <table:table-row table:style-name="ro1">
          <table:table-cell office:value-type="float" office:value="2363.919" calcext:value-type="float">
            <text:p>2363.919</text:p>
          </table:table-cell>
          <table:table-cell table:number-columns-repeated="5"/>
        </table:table-row>
        <table:table-row table:style-name="ro1">
          <table:table-cell office:value-type="float" office:value="2365.228" calcext:value-type="float">
            <text:p>2365.228</text:p>
          </table:table-cell>
          <table:table-cell table:number-columns-repeated="5"/>
        </table:table-row>
        <table:table-row table:style-name="ro1">
          <table:table-cell office:value-type="float" office:value="2364.322" calcext:value-type="float">
            <text:p>2364.322</text:p>
          </table:table-cell>
          <table:table-cell table:number-columns-repeated="5"/>
        </table:table-row>
        <table:table-row table:style-name="ro1">
          <table:table-cell office:value-type="float" office:value="2363.315" calcext:value-type="float">
            <text:p>2363.315</text:p>
          </table:table-cell>
          <table:table-cell table:number-columns-repeated="5"/>
        </table:table-row>
        <table:table-row table:style-name="ro1">
          <table:table-cell office:value-type="float" office:value="2365.631" calcext:value-type="float">
            <text:p>2365.631</text:p>
          </table:table-cell>
          <table:table-cell table:number-columns-repeated="5"/>
        </table:table-row>
        <table:table-row table:style-name="ro1">
          <table:table-cell office:value-type="float" office:value="2364.523" calcext:value-type="float">
            <text:p>2364.523</text:p>
          </table:table-cell>
          <table:table-cell table:number-columns-repeated="5"/>
        </table:table-row>
        <table:table-row table:style-name="ro1">
          <table:table-cell office:value-type="float" office:value="2364.423" calcext:value-type="float">
            <text:p>2364.423</text:p>
          </table:table-cell>
          <table:table-cell table:number-columns-repeated="5"/>
        </table:table-row>
        <table:table-row table:style-name="ro1">
          <table:table-cell office:value-type="float" office:value="2365.833" calcext:value-type="float">
            <text:p>2365.833</text:p>
          </table:table-cell>
          <table:table-cell table:number-columns-repeated="5"/>
        </table:table-row>
        <table:table-row table:style-name="ro1">
          <table:table-cell office:value-type="float" office:value="2366.034" calcext:value-type="float">
            <text:p>2366.034</text:p>
          </table:table-cell>
          <table:table-cell table:number-columns-repeated="5"/>
        </table:table-row>
        <table:table-row table:style-name="ro1">
          <table:table-cell office:value-type="float" office:value="2361.301" calcext:value-type="float">
            <text:p>2361.301</text:p>
          </table:table-cell>
          <table:table-cell table:number-columns-repeated="5"/>
        </table:table-row>
        <table:table-row table:style-name="ro1">
          <table:table-cell office:value-type="float" office:value="2365.833" calcext:value-type="float">
            <text:p>2365.833</text:p>
          </table:table-cell>
          <table:table-cell table:number-columns-repeated="5"/>
        </table:table-row>
        <table:table-row table:style-name="ro1">
          <table:table-cell office:value-type="float" office:value="2365.027" calcext:value-type="float">
            <text:p>2365.027</text:p>
          </table:table-cell>
          <table:table-cell table:number-columns-repeated="5"/>
        </table:table-row>
        <table:table-row table:style-name="ro1">
          <table:table-cell office:value-type="float" office:value="2364.523" calcext:value-type="float">
            <text:p>2364.523</text:p>
          </table:table-cell>
          <table:table-cell table:number-columns-repeated="5"/>
        </table:table-row>
        <table:table-row table:style-name="ro1">
          <table:table-cell office:value-type="float" office:value="2367.544" calcext:value-type="float">
            <text:p>2367.544</text:p>
          </table:table-cell>
          <table:table-cell table:number-columns-repeated="5"/>
        </table:table-row>
        <table:table-row table:style-name="ro1">
          <table:table-cell office:value-type="float" office:value="2364.322" calcext:value-type="float">
            <text:p>2364.322</text:p>
          </table:table-cell>
          <table:table-cell table:number-columns-repeated="5"/>
        </table:table-row>
        <table:table-row table:style-name="ro1">
          <table:table-cell office:value-type="float" office:value="2362.106" calcext:value-type="float">
            <text:p>2362.106</text:p>
          </table:table-cell>
          <table:table-cell table:number-columns-repeated="5"/>
        </table:table-row>
        <table:table-row table:style-name="ro1">
          <table:table-cell office:value-type="float" office:value="2365.43" calcext:value-type="float">
            <text:p>2365.43</text:p>
          </table:table-cell>
          <table:table-cell table:number-columns-repeated="5"/>
        </table:table-row>
        <table:table-row table:style-name="ro1">
          <table:table-cell office:value-type="float" office:value="2367.142" calcext:value-type="float">
            <text:p>2367.142</text:p>
          </table:table-cell>
          <table:table-cell table:number-columns-repeated="5"/>
        </table:table-row>
        <table:table-row table:style-name="ro1">
          <table:table-cell office:value-type="float" office:value="2364.322" calcext:value-type="float">
            <text:p>2364.322</text:p>
          </table:table-cell>
          <table:table-cell table:number-columns-repeated="5"/>
        </table:table-row>
        <table:table-row table:style-name="ro1">
          <table:table-cell office:value-type="float" office:value="2365.53" calcext:value-type="float">
            <text:p>2365.53</text:p>
          </table:table-cell>
          <table:table-cell table:number-columns-repeated="5"/>
        </table:table-row>
        <table:table-row table:style-name="ro1">
          <table:table-cell office:value-type="float" office:value="2365.833" calcext:value-type="float">
            <text:p>2365.833</text:p>
          </table:table-cell>
          <table:table-cell table:number-columns-repeated="5"/>
        </table:table-row>
        <table:table-row table:style-name="ro1">
          <table:table-cell office:value-type="float" office:value="2367.645" calcext:value-type="float">
            <text:p>2367.645</text:p>
          </table:table-cell>
          <table:table-cell table:number-columns-repeated="5"/>
        </table:table-row>
        <table:table-row table:style-name="ro1">
          <table:table-cell office:value-type="float" office:value="2368.149" calcext:value-type="float">
            <text:p>2368.149</text:p>
          </table:table-cell>
          <table:table-cell table:number-columns-repeated="5"/>
        </table:table-row>
        <table:table-row table:style-name="ro1">
          <table:table-cell office:value-type="float" office:value="2366.84" calcext:value-type="float">
            <text:p>2366.84</text:p>
          </table:table-cell>
          <table:table-cell table:number-columns-repeated="5"/>
        </table:table-row>
        <table:table-row table:style-name="ro1">
          <table:table-cell office:value-type="float" office:value="2365.732" calcext:value-type="float">
            <text:p>2365.732</text:p>
          </table:table-cell>
          <table:table-cell table:number-columns-repeated="5"/>
        </table:table-row>
        <table:table-row table:style-name="ro1">
          <table:table-cell office:value-type="float" office:value="2364.926" calcext:value-type="float">
            <text:p>2364.926</text:p>
          </table:table-cell>
          <table:table-cell table:number-columns-repeated="5"/>
        </table:table-row>
        <table:table-row table:style-name="ro1">
          <table:table-cell office:value-type="float" office:value="2363.818" calcext:value-type="float">
            <text:p>2363.818</text:p>
          </table:table-cell>
          <table:table-cell table:number-columns-repeated="5"/>
        </table:table-row>
        <table:table-row table:style-name="ro1">
          <table:table-cell office:value-type="float" office:value="2365.228" calcext:value-type="float">
            <text:p>2365.228</text:p>
          </table:table-cell>
          <table:table-cell table:number-columns-repeated="5"/>
        </table:table-row>
        <table:table-row table:style-name="ro1">
          <table:table-cell office:value-type="float" office:value="2363.919" calcext:value-type="float">
            <text:p>2363.919</text:p>
          </table:table-cell>
          <table:table-cell table:number-columns-repeated="5"/>
        </table:table-row>
        <table:table-row table:style-name="ro1">
          <table:table-cell office:value-type="float" office:value="2367.544" calcext:value-type="float">
            <text:p>2367.544</text:p>
          </table:table-cell>
          <table:table-cell table:number-columns-repeated="5"/>
        </table:table-row>
        <table:table-row table:style-name="ro1">
          <table:table-cell office:value-type="float" office:value="2365.933" calcext:value-type="float">
            <text:p>2365.933</text:p>
          </table:table-cell>
          <table:table-cell table:number-columns-repeated="5"/>
        </table:table-row>
        <table:table-row table:style-name="ro1">
          <table:table-cell office:value-type="float" office:value="2367.242" calcext:value-type="float">
            <text:p>2367.242</text:p>
          </table:table-cell>
          <table:table-cell table:number-columns-repeated="5"/>
        </table:table-row>
        <table:table-row table:style-name="ro1">
          <table:table-cell office:value-type="float" office:value="2366.336" calcext:value-type="float">
            <text:p>2366.3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4:42:59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4:49:41.950000000</dc:date>
    <meta:editing-duration>PT59M36S</meta:editing-duration>
    <meta:editing-cycles>21</meta:editing-cycles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17cm" svg:height="9.005cm" xlink:href=".." xlink:type="simple" chart:class="chart:line" chart:style-name="ch1">
        <chart:legend chart:legend-position="end" svg:x="16.065cm" svg:y="4.203cm" style:legend-expansion="high" chart:style-name="ch2"/>
        <chart:plot-area chart:style-name="ch3" table:cell-range-address="Sheet1.A21:Sheet1.A38" svg:x="0.378cm" svg:y="0.18cm" svg:width="15.309cm" svg:height="8.645cm">
          <chartooo:coordinate-region svg:x="1.661cm" svg:y="0.379cm" svg:width="13.83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0067">
                <text:p>2.030067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0067">
                <text:p>2.030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9921">
                <text:p>2.02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9921">
                <text:p>2.029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0002">
                <text:p>2.03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0002">
                <text:p>2.03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29835">
                <text:p>2.029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29835">
                <text:p>2.029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9783">
                <text:p>2.029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9644">
                <text:p>2.029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9575">
                <text:p>2.029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29575">
                <text:p>2.029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9655">
                <text:p>2.029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9655">
                <text:p>2.029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29402">
                <text:p>2.029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29402">
                <text:p>2.029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9292">
                <text:p>2.029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9292">
                <text:p>2.029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